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6575" officeooo:paragraph-rsid="00016575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016575" officeooo:paragraph-rsid="00016575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16575" officeooo:paragraph-rsid="0001657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4a440" officeooo:paragraph-rsid="0004a44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5defa" officeooo:paragraph-rsid="0005defa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officeooo:rsid="00016575" officeooo:paragraph-rsid="00016575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16575" officeooo:paragraph-rsid="0004a440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05defa" officeooo:paragraph-rsid="0005defa" style:font-size-asian="13pt" style:font-size-complex="13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officeooo:rsid="0004a440" officeooo:paragraph-rsid="0004a440" style:font-size-asian="13pt" style:font-size-complex="13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officeooo:rsid="0005defa" officeooo:paragraph-rsid="0005defa" style:font-size-asian="13pt" style:font-size-complex="13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3pt" officeooo:rsid="0005defa" officeooo:paragraph-rsid="0005defa" style:font-size-asian="13pt" style:font-size-complex="13pt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3pt" officeooo:rsid="0005defa" officeooo:paragraph-rsid="0005defa" style:font-size-asian="13pt" style:font-size-complex="13pt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3pt" officeooo:rsid="0005defa" officeooo:paragraph-rsid="0005defa" style:font-size-asian="13pt" style:font-size-complex="13pt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3pt" officeooo:rsid="0005defa" officeooo:paragraph-rsid="0005defa" style:font-size-asian="13pt" style:font-size-complex="13pt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3pt" officeooo:rsid="0005defa" officeooo:paragraph-rsid="0005defa" style:font-size-asian="13pt" style:font-size-complex="13pt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3pt" officeooo:rsid="0005defa" officeooo:paragraph-rsid="0005defa" style:font-size-asian="13pt" style:font-size-complex="13pt"/>
    </style:style>
    <style:style style:name="P17" style:family="paragraph" style:parent-style-name="Standard" style:list-style-name="L9">
      <style:paragraph-properties fo:text-align="start" style:justify-single-word="false"/>
      <style:text-properties fo:font-size="13pt" officeooo:rsid="0009a30a" officeooo:paragraph-rsid="0009a30a" style:font-size-asian="13pt" style:font-size-complex="13pt"/>
    </style:style>
    <style:style style:name="P18" style:family="paragraph" style:parent-style-name="Standard" style:list-style-name="L10">
      <style:paragraph-properties fo:text-align="start" style:justify-single-word="false"/>
      <style:text-properties fo:font-size="13pt" officeooo:rsid="0009a30a" officeooo:paragraph-rsid="0009a30a" style:font-size-asian="13pt" style:font-size-complex="13pt"/>
    </style:style>
    <style:style style:name="T1" style:family="text">
      <style:text-properties officeooo:rsid="0001c86d"/>
    </style:style>
    <style:style style:name="T2" style:family="text">
      <style:text-properties officeooo:rsid="00074731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tur Grudkowski 283738</text:p>
      <text:p text:style-name="P2">SOI</text:p>
      <text:p text:style-name="P2">Lab 2 </text:p>
      <text:p text:style-name="P6"/>
      <text:p text:style-name="P6"/>
      <text:p text:style-name="P3">1. Koncepcja rozwiązania</text:p>
      <text:p text:style-name="P7"><text:tab/><text:span text:style-name="T1">Ponieważ musimy obsłużyć dwie grupy procesów to trzeba będzie dodać do struktury proc zmienną definiującą przynależność do którejś z grup (np. zmienna int group). Skoro mamy <text:s/>możliwość rozróżnienia procesów to możemy te procesy przydzielić do dwóch różnych kolejek. Procesy między kolejkami będą przełączane po tym jak proces z danej kolejki wykorzysta dany mu kwant czasu, w przypadku kiedy druga kolejka będzie pusta to kolejny proces będzie wybrany ponownie z bieżącej kolejki. <text:s/>Implementacja tego algorytmu będzie znajdować się w pliku proc.c (kolejkowanie) oraz clock.c (obsługa kwantów procesora). Samo przypisanie grup do procesów będzie odbywało się w pliku main.c. Przewiduję, że grupa „procesy normalne” będzie grupą default’ową natomiast aby przydzielić proces do grupy procesów obliczeniowych konieczne będzie użycie wywołania systemowego np. do_setgroup(pid) i analogiczne do niego wywołanie umożliwiające podgląd grupy do jakiej należy proces np. do_getgroup(pid).</text:span></text:p>
      <text:p text:style-name="P7"/>
      <text:p text:style-name="P4">2. Modyfikacje plików.</text:p>
      <text:list xml:id="list5549749990108100352" text:style-name="L1">
        <text:list-item>
          <text:p text:style-name="P9">proc.c</text:p>
        </text:list-item>
      </text:list>
      <text:list xml:id="list4281444249559855337" text:style-name="L2">
        <text:list-item>
          <text:list>
            <text:list-item>
              <text:p text:style-name="P10">unready, ready, sched, pic_proc – dodanie obsługi dwóch kolejek i implementacja algorytmu wybierania procesu</text:p>
            </text:list-item>
          </text:list>
        </text:list-item>
      </text:list>
      <text:list xml:id="list9099026146348979279" text:style-name="L3">
        <text:list-item>
          <text:p text:style-name="P11">proc.h </text:p>
        </text:list-item>
      </text:list>
      <text:list xml:id="list1934214276407836250" text:style-name="L4">
        <text:list-item>
          <text:list>
            <text:list-item>
              <text:p text:style-name="P12">modyfikacja struktury proc</text:p>
            </text:list-item>
          </text:list>
        </text:list-item>
      </text:list>
      <text:list xml:id="list6026103986931769810" text:style-name="L5">
        <text:list-item>
          <text:p text:style-name="P13">main.c</text:p>
          <text:list>
            <text:list-item>
              <text:p text:style-name="P13">dodanie zmiennych globalnych określających ilość kwantów dla danej grupy</text:p>
            </text:list-item>
          </text:list>
        </text:list-item>
      </text:list>
      <text:p text:style-name="P8"/>
      <text:list xml:id="list1979163970504548307" text:style-name="L6">
        <text:list-item>
          <text:p text:style-name="P14">clock.c</text:p>
        </text:list-item>
      </text:list>
      <text:list xml:id="list7091711261254228540" text:style-name="L7">
        <text:list-item>
          <text:p text:style-name="P15">do_clocktick, clock_handler – zmodyfikowanie kodu w taki sposób aby zmienna sched_ticks odnosiła się do odpowiedniej ilości kwantów dla danego procesu zależnie od przydzielonej mu grupy<text:tab/><text:tab/></text:p>
        </text:list-item>
      </text:list>
      <text:list xml:id="list8030852735254234392" text:style-name="L8">
        <text:list-item>
          <text:p text:style-name="P16">system.c</text:p>
          <text:list>
            <text:list-item>
              <text:p text:style-name="P16">do_fork – zmodyfikowanie kodu aby funkcja przydzielała proces do odpowiedniej grupy</text:p>
            </text:list-item>
          </text:list>
        </text:list-item>
      </text:list>
      <text:list xml:id="list2034296804229408640" text:style-name="L9">
        <text:list-item>
          <text:p text:style-name="P17">const.h</text:p>
        </text:list-item>
      </text:list>
      <text:list xml:id="list2021992352721607021" text:style-name="L10">
        <text:list-item>
          <text:p text:style-name="P18">rozbicie USER_Q <text:s/>na dwie kolejki</text:p>
        </text:list-item>
      </text:list>
      <text:p text:style-name="P8"/>
      <text:p text:style-name="P8">Oczywiście wszystkie pliki dotyczące wywołań systemowych też będą zmienione ( te pliki co na pierwszym ćwiczeniu laboratoryjnym)</text:p>
      <text:p text:style-name="P8"/>
      <text:p text:style-name="P5">3. <text:span text:style-name="T2">Testowanie </text:span></text:p>
      <text:p text:style-name="P8"><text:tab/><text:span text:style-name="T2">Uruchomienie w tle kilku procesów przydzielonych do różnych grup i przytrzymanie klawisza f1 co wyświetli nam tabele procesów a z niej będziemy mogli odczytać ile czasu procesora zużywa dany proces, ponieważ wiemy że procesy z jednej grupy będą pobierały dwa razy więcej czasu niż drugie powinno to być zauważalne w tabeli. Albo uruchomieni </text:span><text:soft-page-break/><text:span text:style-name="T2">kilku procesów ze skończoną pętlą i zmierzenie ich czasu wykonania co powinno nam jasno pokazać że procesy z jednej grupy wykonały się dwa razy szybciej niż z drugiej grupy.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3:34:35.292087434</meta:creation-date>
    <meta:generator>LibreOffice/5.1.6.2$Linux_X86_64 LibreOffice_project/10m0$Build-2</meta:generator>
    <dc:date>2018-11-19T15:16:37.894250300</dc:date>
    <meta:editing-duration>PT58M11S</meta:editing-duration>
    <meta:editing-cycles>4</meta:editing-cycles>
    <meta:document-statistic meta:table-count="0" meta:image-count="0" meta:object-count="0" meta:page-count="2" meta:paragraph-count="22" meta:word-count="329" meta:character-count="2276" meta:non-whitespace-character-count="1966"/>
  </office:meta>
</office:document-meta>
</file>